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08in"/>
    </style:style>
    <style:style style:name="co2" style:family="table-column">
      <style:table-column-properties fo:break-before="auto" style:column-width="2.4717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2.9799in"/>
    </style:style>
    <style:style style:name="co8" style:family="table-column">
      <style:table-column-properties fo:break-before="auto" style:column-width="2.4811in"/>
    </style:style>
    <style:style style:name="co9" style:family="table-column">
      <style:table-column-properties fo:break-before="auto" style:column-width="3.1693in"/>
    </style:style>
    <style:style style:name="co10" style:family="table-column">
      <style:table-column-properties fo:break-before="auto" style:column-width="1.9035in"/>
    </style:style>
    <style:style style:name="co11" style:family="table-column">
      <style:table-column-properties fo:break-before="auto" style:column-width="3.0598in"/>
    </style:style>
    <style:style style:name="co12" style:family="table-column">
      <style:table-column-properties fo:break-before="auto" style:column-width="2.6709in"/>
    </style:style>
    <style:style style:name="co13" style:family="table-column">
      <style:table-column-properties fo:break-before="auto" style:column-width="1.9661in"/>
    </style:style>
    <style:style style:name="co14" style:family="table-column">
      <style:table-column-properties fo:break-before="auto" style:column-width="3.5071in"/>
    </style:style>
    <style:style style:name="co15" style:family="table-column">
      <style:table-column-properties fo:break-before="auto" style:column-width="2.3319in"/>
    </style:style>
    <style:style style:name="co16" style:family="table-column">
      <style:table-column-properties fo:break-before="auto" style:column-width="2.8402in"/>
    </style:style>
    <style:style style:name="co17" style:family="table-column">
      <style:table-column-properties fo:break-before="auto" style:column-width="3.0193in"/>
    </style:style>
    <style:style style:name="co18" style:family="table-column">
      <style:table-column-properties fo:break-before="auto" style:column-width="2.0528in"/>
    </style:style>
    <style:style style:name="co19" style:family="table-column">
      <style:table-column-properties fo:break-before="auto" style:column-width="1.7236in"/>
    </style:style>
    <style:style style:name="co20" style:family="table-column">
      <style:table-column-properties fo:break-before="auto" style:column-width="2.3925in"/>
    </style:style>
    <style:style style:name="co21" style:family="table-column">
      <style:table-column-properties fo:break-before="auto" style:column-width="1.9236in"/>
    </style:style>
    <style:style style:name="ro1" style:family="table-row">
      <style:table-row-properties style:row-height="0.3819in" fo:break-before="auto" style:use-optimal-row-height="false"/>
    </style:style>
    <style:style style:name="ro2" style:family="table-row">
      <style:table-row-properties style:row-height="0.3217in" fo:break-before="auto" style:use-optimal-row-height="false"/>
    </style:style>
    <style:style style:name="ro3" style:family="table-row">
      <style:table-row-properties style:row-height="0.4626in" fo:break-before="auto" style:use-optimal-row-height="false"/>
    </style:style>
    <style:style style:name="ro4" style:family="table-row">
      <style:table-row-properties style:row-height="0.2516in" fo:break-before="auto" style:use-optimal-row-height="false"/>
    </style:style>
    <style:style style:name="ro5" style:family="table-row">
      <style:table-row-properties style:row-height="0.2917in" fo:break-before="auto" style:use-optimal-row-height="false"/>
    </style:style>
    <style:style style:name="ro6" style:family="table-row">
      <style:table-row-properties style:row-height="0.2311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261in" fo:break-before="auto" style:use-optimal-row-height="false"/>
    </style:style>
    <style:style style:name="ro9" style:family="table-row">
      <style:table-row-properties style:row-height="0.4728in" fo:break-before="auto" style:use-optimal-row-height="false"/>
    </style:style>
    <style:style style:name="ro10" style:family="table-row">
      <style:table-row-properties style:row-height="0.4929in" fo:break-before="auto" style:use-optimal-row-height="false"/>
    </style:style>
    <style:style style:name="ro11" style:family="table-row">
      <style:table-row-properties style:row-height="0.3925in" fo:break-before="auto" style:use-optimal-row-height="false"/>
    </style:style>
    <style:style style:name="ro12" style:family="table-row">
      <style:table-row-properties style:row-height="0.8346in" fo:break-before="auto" style:use-optimal-row-height="false"/>
    </style:style>
    <style:style style:name="ro13" style:family="table-row">
      <style:table-row-properties style:row-height="0.2717in" fo:break-before="auto" style:use-optimal-row-height="false"/>
    </style:style>
    <style:style style:name="ro14" style:family="table-row">
      <style:table-row-properties style:row-height="0.1736in" fo:break-before="auto" style:use-optimal-row-height="tru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in" fo:break-before="auto" style:use-optimal-row-height="false"/>
    </style:style>
    <style:style style:name="ro17" style:family="table-row">
      <style:table-row-properties style:row-height="0.2591in" fo:break-before="auto" style:use-optimal-row-height="false"/>
    </style:style>
    <style:style style:name="ro18" style:family="table-row">
      <style:table-row-properties style:row-height="0.4043in" fo:break-before="auto" style:use-optimal-row-height="false"/>
    </style:style>
    <style:style style:name="ro19" style:family="table-row">
      <style:table-row-properties style:row-height="0.4764in" fo:break-before="auto" style:use-optimal-row-height="false"/>
    </style:style>
    <style:style style:name="ro20" style:family="table-row">
      <style:table-row-properties style:row-height="0.4244in" fo:break-before="auto" style:use-optimal-row-height="false"/>
    </style:style>
    <style:style style:name="ro21" style:family="table-row">
      <style:table-row-properties style:row-height="0.4453in" fo:break-before="auto" style:use-optimal-row-height="false"/>
    </style:style>
    <style:style style:name="ro22" style:family="table-row">
      <style:table-row-properties style:row-height="0.3417in" fo:break-before="auto" style:use-optimal-row-height="true"/>
    </style:style>
    <style:style style:name="ro2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4" style:family="table-cell" style:parent-style-name="Default">
      <style:table-cell-properties fo:background-color="#94bd5e" style:text-align-source="fix" style:repeat-content="false" fo:wrap-option="wrap" fo:border="0.0008in solid #000000"/>
      <style:paragraph-properties fo:text-align="center" fo:margin-left="0in"/>
    </style:style>
    <style:style style:name="ce5" style:family="table-cell" style:parent-style-name="Default">
      <style:table-cell-properties fo:wrap-option="wrap" fo:border="0.0008in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9966" style:text-align-source="fix" style:repeat-content="false" fo:border="0.0071in solid #000000"/>
      <style:paragraph-properties fo:text-align="center" fo:margin-left="0in"/>
    </style:style>
    <style:style style:name="ce8" style:family="table-cell" style:parent-style-name="Default">
      <style:table-cell-properties fo:border="0.0071in solid #000000"/>
    </style:style>
    <style:style style:name="ce9" style:family="table-cell" style:parent-style-name="Default">
      <style:table-cell-properties fo:background-color="#ff9966" style:text-align-source="fix" style:repeat-content="false" fo:wrap-option="wrap" fo:border="0.0071in solid #000000"/>
      <style:paragraph-properties fo:text-align="center" fo:margin-left="0in"/>
    </style:style>
    <style:style style:name="ce10" style:family="table-cell" style:parent-style-name="Default">
      <style:table-cell-properties fo:wrap-option="wrap" fo:border="0.0071in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ff9966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99" fo:wrap-option="wrap"/>
    </style:style>
    <style:style style:name="ce17" style:family="table-cell" style:parent-style-name="Default">
      <style:table-cell-properties fo:border-bottom="0.0008in solid #000000" fo:background-color="#ff9966" style:text-align-source="fix" style:repeat-content="false" fo:wrap-option="wrap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ff9966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008in solid #000000" fo:background-color="#ff9966" style:text-align-source="fix" style:repeat-content="false" fo:border-left="none" fo:border-right="none" fo:border-top="0.0008in solid #000000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0.0008in solid #000000" fo:background-color="#ff9966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font-weight="bold"/>
    </style:style>
  </office:automatic-styles>
  <office:body>
    <office:spreadsheet>
      <table:table table:name="Check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Phase</text:p>
          </table:table-cell>
          <table:table-cell table:style-name="ce1" office:value-type="string">
            <text:p>Delivery</text:p>
          </table:table-cell>
          <table:table-cell table:style-name="ce1" office:value-type="string">
            <text:p>Status</text:p>
          </table:table-cell>
          <table:table-cell table:style-name="ce4" office:value-type="string">
            <text:p>Description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>
            <text:p>Service Design</text:p>
          </table:table-cell>
          <table:table-cell table:style-name="ce2" table:number-columns-repeated="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External Service <text:s/>Contract</text:p>
          </table:table-cell>
          <table:table-cell table:style-name="ce2"/>
          <table:table-cell table:style-name="ce5" office:value-type="string">
            <text:p>Service which used by Outside World 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Internal Service <text:s/>Contract</text:p>
          </table:table-cell>
          <table:table-cell table:style-name="ce2"/>
          <table:table-cell table:style-name="ce5" office:value-type="string">
            <text:p>Service which used internally by Application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>
            <text:p>View</text:p>
          </table:table-cell>
          <table:table-cell table:style-name="ce2" office:value-type="string">
            <text:p>Class Daigram</text:p>
          </table:table-cell>
          <table:table-cell table:style-name="ce2"/>
          <table:table-cell table:style-name="ce5" office:value-type="string">
            <text:p>GUI of the components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>
            <text:p>Controller</text:p>
          </table:table-cell>
          <table:table-cell table:style-name="ce2" office:value-type="string">
            <text:p>Class Daigram</text:p>
          </table:table-cell>
          <table:table-cell table:style-name="ce2"/>
          <table:table-cell table:style-name="ce5" office:value-type="string">
            <text:p>Controller for each components depend on I/P <text:s/>O/P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equenc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Interaction Diagram ( Work flow)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2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>
            <text:p>Model</text:p>
          </table:table-cell>
          <table:table-cell table:style-name="ce2" table:number-columns-repeated="2"/>
          <table:table-cell table:style-name="ce5" office:value-type="string">
            <text:p>Data model, Business logic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DB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DB Design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usiness logic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8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 table:number-rows-repeated="65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ernalServiceDesign" table:style-name="ta1" table:print="false">
        <table:table-column table:style-name="co6" table:default-cell-style-name="ce8"/>
        <table:table-column table:style-name="co7" table:default-cell-style-name="ce10"/>
        <table:table-column table:style-name="co8" table:default-cell-style-name="ce8"/>
        <table:table-column table:style-name="co9" table:default-cell-style-name="ce10"/>
        <table:table-column table:style-name="co6" table:number-columns-repeated="1020" table:default-cell-style-name="ce8"/>
        <table:table-row table:style-name="ro3">
          <table:table-cell table:style-name="ce7" office:value-type="string">
            <text:p>Service</text:p>
          </table:table-cell>
          <table:table-cell table:style-name="ce9" office:value-type="string">
            <text:p>Service Description</text:p>
          </table:table-cell>
          <table:table-cell table:style-name="ce7" office:value-type="string">
            <text:p>Service Security</text:p>
          </table:table-cell>
          <table:table-cell table:style-name="ce9" office:value-type="string">
            <text:p>Service Contract</text:p>
          </table:table-cell>
          <table:table-cell table:style-name="ce7" office:value-type="string">
            <text:p>Return</text:p>
          </table:table-cell>
          <table:table-cell table:style-name="ce7"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Mobile Token Authenticate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Check token for registered mobile</text:p>
          </table:table-cell>
          <table:table-cell office:value-type="string">
            <text:p>Only Registered Server to authen</text:p>
          </table:table-cell>
          <table:table-cell office:value-type="string">
            <text:p>- Authenticate <text:span text:style-name="T1">(</text:span> Encrypt(Token+Username), Server)</text:p>
          </table:table-cell>
          <table:table-cell office:value-type="string">
            <text:p>- Authenticate respons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<text:s text:c="4"/></text:p>
          </table:table-cell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office:value-type="string">
            <text:p>Mobile Token Usage &amp; Monitor</text:p>
          </table:table-cell>
          <table:table-cell office:value-type="string">
            <text:p>Monitor usage of the mobile token and get the logging status for each server</text:p>
          </table:table-cell>
          <table:table-cell office:value-type="string">
            <text:p>Only for each Server admin</text:p>
          </table:table-cell>
          <table:table-cell office:value-type="string">
            <text:p>-Activity <text:span text:style-name="T1">(</text:span>user, server, start date, end date<text:span text:style-name="T1">)</text:span></text:p>
          </table:table-cell>
          <table:table-cell office:value-type="string">
            <text:p>-List of activity from specific dat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-Usage (user,server,start date, end date)</text:p>
          </table:table-cell>
          <table:table-cell office:value-type="string">
            <text:p>-Usage of service from specific date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8">
          <table:table-cell office:value-type="string">
            <text:p>Mobile Token Registration page</text:p>
          </table:table-cell>
          <table:table-cell office:value-type="string">
            <text:p>Redirect from application to register page</text:p>
          </table:table-cell>
          <table:table-cell office:value-type="string">
            <text:p>Only for each Server admin</text:p>
          </table:table-cell>
          <table:table-cell office:value-type="string">
            <text:p>-register <text:span text:style-name="T1">(</text:span>user,server,redirect page<text:span text:style-name="T1">)</text:span></text:p>
          </table:table-cell>
          <table:table-cell office:value-type="string">
            <text:p>redirect to login page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Page for application redirect to configuration</text:p>
          </table:table-cell>
          <table:table-cell office:value-type="string">
            <text:p>Only for each user and server admin</text:p>
          </table:table-cell>
          <table:table-cell office:value-type="string">
            <text:p>-config <text:span text:style-name="T1">(</text:span>user, server,redirect page<text:span text:style-name="T1">)</text:span></text:p>
          </table:table-cell>
          <table:table-cell office:value-type="string">
            <text:p>redirect config page</text:p>
          </table:table-cell>
          <table:table-cell table:number-columns-repeated="1019"/>
        </table:table-row>
        <table:table-row table:style-name="ro4" table:number-rows-repeated="65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ternalServiceDesign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ce6"/>
        <table:table-column table:style-name="co11" table:default-cell-style-name="Default"/>
        <table:table-column table:style-name="co11" table:default-cell-style-name="ce6"/>
        <table:table-column table:style-name="co11" table:number-columns-repeated="1018" table:default-cell-style-name="Default"/>
        <table:table-row table:style-name="ro9">
          <table:table-cell table:style-name="ce7" office:value-type="string">
            <text:p>Service</text:p>
          </table:table-cell>
          <table:table-cell table:style-name="ce9" office:value-type="string">
            <text:p>Service Description</text:p>
          </table:table-cell>
          <table:table-cell table:style-name="ce7" office:value-type="string">
            <text:p>Service Security</text:p>
          </table:table-cell>
          <table:table-cell table:style-name="ce9" office:value-type="string">
            <text:p>Service Contract</text:p>
          </table:table-cell>
          <table:table-cell table:style-name="ce7" office:value-type="string">
            <text:p>Return</text:p>
          </table:table-cell>
          <table:table-cell table:style-name="ce9" office:value-type="string">
            <text:p>Description</text:p>
          </table:table-cell>
          <table:table-cell table:style-name="ce7" table:number-columns-repeated="1017"/>
          <table:table-cell/>
        </table:table-row>
        <table:table-row table:style-name="ro2">
          <table:table-cell table:number-columns-repeated="1024"/>
        </table:table-row>
        <table:table-row table:style-name="ro10">
          <table:table-cell office:value-type="string">
            <text:p>Billing Mgmt</text:p>
          </table:table-cell>
          <table:table-cell office:value-type="string">
            <text:p>Set and calculate for service billing</text:p>
          </table:table-cell>
          <table:table-cell office:value-type="string">
            <text:p>Cryptex server admin</text:p>
          </table:table-cell>
          <table:table-cell office:value-type="string">
            <text:p>-getPoint <text:span text:style-name="T1">(</text:span>username, server,startdate,enddate<text:span text:style-name="T1">)</text:span></text:p>
          </table:table-cell>
          <table:table-cell office:value-type="string">
            <text:p>Usage point left</text:p>
          </table:table-cell>
          <table:table-cell office:value-type="string">
            <text:p>- Calculate billing using substract point <text:s/>Ex. Fill up translate to point, Monthly usage transfer to point, <text:s/>Each authenticate transfer to point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>
            <text:p>-getUsage<text:span text:style-name="T1">(</text:span>username,server,startdate,enddate<text:span text:style-name="T1">)</text:span></text:p>
          </table:table-cell>
          <table:table-cell office:value-type="string">
            <text:p>Usage point</text:p>
          </table:table-cell>
          <table:table-cell office:value-type="string">
            <text:p>Return the point usage during period of time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style-name="ce11" office:value-type="string">
            <text:p>Mobile Token Register</text:p>
          </table:table-cell>
          <table:table-cell table:style-name="ce12" office:value-type="string">
            <text:p>Register mobile as a mobile token</text:p>
          </table:table-cell>
          <table:table-cell table:style-name="ce11" office:value-type="string">
            <text:p>Only for each Server admin</text:p>
          </table:table-cell>
          <table:table-cell table:style-name="ce12" office:value-type="string">
            <text:p>-Login ( Encrypt (username,password), Server) </text:p>
          </table:table-cell>
          <table:table-cell table:style-name="ce11" office:value-type="string">
            <text:p>- Challenge code for next operation</text:p>
          </table:table-cell>
          <table:table-cell table:style-name="ce12"/>
          <table:table-cell table:style-name="ce11" table:number-columns-repeated="1018"/>
        </table:table-row>
        <table:table-row table:style-name="ro12">
          <table:table-cell table:style-name="ce11"/>
          <table:table-cell table:style-name="ce12" office:value-type="string">
            <text:p>- Add, Delete modify</text:p>
          </table:table-cell>
          <table:table-cell table:style-name="ce11"/>
          <table:table-cell table:style-name="ce12" office:value-type="string">
            <text:p>-ModifyUser (mode,username, imei,sim, passphase, user type, name, email,tel,address,time difference, server ,challenge code,redirect web page (optional)) <text:s text:c="6"/><text:s text:c="23"/></text:p>
          </table:table-cell>
          <table:table-cell table:style-name="ce11" office:value-type="string">
            <text:p>- Add,Modify user result</text:p>
          </table:table-cell>
          <table:table-cell table:style-name="ce12"/>
          <table:table-cell table:style-name="ce11" table:number-columns-repeated="1018"/>
        </table:table-row>
        <table:table-row table:style-name="ro13">
          <table:table-cell table:style-name="ce11"/>
          <table:table-cell/>
          <table:table-cell table:style-name="ce11"/>
          <table:table-cell table:style-name="ce12" office:value-type="string">
            <text:p>-RemoveUser <text:span text:style-name="T1">(</text:span> username1, ...,server, challenge code<text:span text:style-name="T1">,redirect </text:span><text:span text:style-name="T1">web page </text:span><text:span text:style-name="T1">(optional))</text:span></text:p>
          </table:table-cell>
          <table:table-cell table:style-name="ce11" office:value-type="string">
            <text:p>-Delete user result</text:p>
          </table:table-cell>
          <table:table-cell table:style-name="ce12"/>
          <table:table-cell table:style-name="ce11" table:number-columns-repeated="1018"/>
        </table:table-row>
        <table:table-row table:style-name="ro13">
          <table:table-cell table:style-name="ce11"/>
          <table:table-cell table:style-name="ce12" office:value-type="string">
            <text:p>- Search user</text:p>
          </table:table-cell>
          <table:table-cell table:style-name="ce11"/>
          <table:table-cell table:style-name="ce12" office:value-type="string">
            <text:p>-SearchUser (username, server)</text:p>
          </table:table-cell>
          <table:table-cell table:style-name="ce11" office:value-type="string">
            <text:p>-User detail Information</text:p>
          </table:table-cell>
          <table:table-cell table:style-name="ce12"/>
          <table:table-cell table:style-name="ce11"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1" office:value-type="string">
            <text:p>Mobile Alert &amp; Notify</text:p>
          </table:table-cell>
          <table:table-cell table:style-name="ce12" office:value-type="string">
            <text:p>- Set for Alert notify ??? ( Login wrong &gt; n times)</text:p>
          </table:table-cell>
          <table:table-cell table:style-name="ce11" office:value-type="string">
            <text:p>User and Admin of the server</text:p>
          </table:table-cell>
          <table:table-cell table:style-name="ce12" office:value-type="string">
            <text:p>- SetAlert <text:span text:style-name="T1">(</text:span>username, server, condition, notify method<text:span text:style-name="T1">)</text:span></text:p>
          </table:table-cell>
          <table:table-cell table:style-name="ce11"/>
          <table:table-cell table:style-name="ce12"/>
          <table:table-cell table:style-name="ce11" table:number-columns-repeated="1018"/>
        </table:table-row>
        <table:table-row table:style-name="ro2" table:number-rows-repeated="65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urity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5" table:number-columns-repeated="254" table:default-cell-style-name="Default"/>
        <table:table-row table:style-name="ro14">
          <table:table-cell table:number-columns-repeated="256"/>
        </table:table-row>
        <table:table-row table:style-name="ro14">
          <table:table-cell/>
          <table:table-cell table:style-name="ce14" office:value-type="string">
            <text:p>Security policy</text:p>
          </table:table-cell>
          <table:table-cell table:number-columns-repeated="254"/>
        </table:table-row>
        <table:table-row table:style-name="ro14">
          <table:table-cell table:number-columns-repeated="256"/>
        </table:table-row>
        <table:table-row table:style-name="ro14">
          <table:table-cell table:style-name="ce13" office:value-type="string">
            <text:p>Right </text:p>
          </table:table-cell>
          <table:table-cell table:style-name="ce13" office:value-type="string">
            <text:p>Permission</text:p>
          </table:table-cell>
          <table:table-cell table:style-name="ce13" table:number-columns-repeated="254"/>
        </table:table-row>
        <table:table-row table:style-name="ro14" table:number-rows-repeated="12">
          <table:table-cell table:number-columns-repeated="256"/>
        </table:table-row>
        <table:table-row table:style-name="ro14">
          <table:table-cell/>
          <table:table-cell table:style-name="ce14" office:value-type="string">
            <text:p>Hacking protection</text:p>
          </table:table-cell>
          <table:table-cell table:number-columns-repeated="254"/>
        </table:table-row>
      </table:table>
      <table:table table:name="ClassDesign" table:style-name="ta1" table:print="false">
        <table:table-column table:style-name="co11" table:number-columns-repeated="2" table:default-cell-style-name="Default"/>
        <table:table-column table:style-name="co11" table:default-cell-style-name="ce6"/>
        <table:table-column table:style-name="co11" table:number-columns-repeated="1021" table:default-cell-style-name="Default"/>
        <table:table-row table:style-name="ro9">
          <table:table-cell table:style-name="ce7" office:value-type="string">
            <text:p>Service</text:p>
          </table:table-cell>
          <table:table-cell table:style-name="ce9" office:value-type="string">
            <text:p>Class</text:p>
          </table:table-cell>
          <table:table-cell table:style-name="ce9" office:value-type="string">
            <text:p>Description</text:p>
          </table:table-cell>
          <table:table-cell table:style-name="ce7" office:value-type="string">
            <text:p><text:s/>Property</text:p>
          </table:table-cell>
          <table:table-cell table:style-name="ce7" office:value-type="string">
            <text:p>Method</text:p>
          </table:table-cell>
          <table:table-cell table:style-name="ce7" table:number-columns-repeated="1019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>
            <text:p>Mobile Token Authenticate</text:p>
          </table:table-cell>
          <table:table-cell table:number-columns-repeated="2"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>
            <text:p>TokenAuthenticate</text:p>
          </table:table-cell>
          <table:table-cell office:value-type="string">
            <text:p>Authenticate Token</text:p>
          </table:table-cell>
          <table:table-cell table:number-columns-repeated="1021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>
            <text:p>Mobile Token Register</text:p>
          </table:table-cell>
          <table:table-cell table:number-columns-repeated="1023"/>
        </table:table-row>
        <table:table-row table:style-name="ro2">
          <table:table-cell table:style-name="ce11"/>
          <table:table-cell office:value-type="string">
            <text:p>ServiceRegister </text:p>
          </table:table-cell>
          <table:table-cell office:value-type="string">
            <text:p>Register for service <text:s/>(Mobile Token)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>
            <text:p>- TableCreate</text:p>
          </table:table-cell>
          <table:table-cell office:value-type="string">
            <text:p>Create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>
            <text:p>- SearchTable</text:p>
          </table:table-cell>
          <table:table-cell office:value-type="string">
            <text:p>Search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>
            <text:p>- AddTable</text:p>
          </table:table-cell>
          <table:table-cell office:value-type="string">
            <text:p>Add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>
            <text:p>- DeleteTable</text:p>
          </table:table-cell>
          <table:table-cell office:value-type="string">
            <text:p>Delete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>
            <text:p>- Modify Table</text:p>
          </table:table-cell>
          <table:table-cell office:value-type="string">
            <text:p>Modify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>
            <text:p>Mobile Token Usage &amp; Monitor</text:p>
          </table:table-cell>
          <table:table-cell table:number-columns-repeated="1023"/>
        </table:table-row>
        <table:table-row table:style-name="ro2">
          <table:table-cell table:style-name="ce11"/>
          <table:table-cell office:value-type="string">
            <text:p>MonitorService</text:p>
          </table:table-cell>
          <table:table-cell table:number-columns-repeated="1022"/>
        </table:table-row>
        <table:table-row table:style-name="ro2">
          <table:table-cell table:style-name="ce11"/>
          <table:table-cell office:value-type="string">
            <text:p>- SetUsageRecord</text:p>
          </table:table-cell>
          <table:table-cell office:value-type="string">
            <text:p>Set usage record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>
            <text:p>- UsageRecord</text:p>
          </table:table-cell>
          <table:table-cell office:value-type="string">
            <text:p>Usage recor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- MonitorSetting</text:p>
          </table:table-cell>
          <table:table-cell office:value-type="string">
            <text:p>Monitor service setting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- MonitorService </text:p>
          </table:table-cell>
          <table:table-cell office:value-type="string">
            <text:p>Monitor the service according to monitor condition set in MonitorSettin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illing Mgmt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BillingServic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ConvertUsagetoBilling</text:p>
          </table:table-cell>
          <table:table-cell office:value-type="string">
            <text:p>Convert usage to billing unit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- SetBillingRules</text:p>
          </table:table-cell>
          <table:table-cell office:value-type="string">
            <text:p>Set billing rule for calculate cost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Mobile Alert &amp; Notify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NotifyServic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SetAlertChannel</text:p>
          </table:table-cell>
          <table:table-cell office:value-type="string">
            <text:p>Set which channel to alert ( SMS, Mail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-AlertService </text:p>
          </table:table-cell>
          <table:table-cell office:value-type="string">
            <text:p>Alert service if monitor condition met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Note <text:s/>Class components level to form a service </text:p>
          </table:table-cell>
          <table:table-cell table:number-columns-repeated="1023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een Flow" table:style-name="ta1" table:print="false">
        <table:table-column table:style-name="co15" table:number-columns-repeated="256" table:default-cell-style-name="ce6"/>
        <table:table-column table:style-name="co15" table:number-columns-repeated="768" table:default-cell-style-name="Default"/>
        <table:table-row table:style-name="ro15">
          <table:table-cell table:number-columns-repeated="3"/>
          <table:table-cell table:style-name="ce18" office:value-type="string">
            <text:p>Screen Flow</text:p>
          </table:table-cell>
          <table:table-cell/>
          <table:table-cell table:style-name="Default" table:number-columns-repeated="2"/>
          <table:table-cell/>
          <table:table-cell table:style-name="ce19"/>
          <table:table-cell table:number-columns-repeated="1015"/>
        </table:table-row>
        <table:table-row table:style-name="ro16">
          <table:table-cell table:style-name="ce15" office:value-type="string">
            <text:p>Screen Number 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Components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vent</text:p>
          </table:table-cell>
          <table:table-cell table:style-name="ce17" office:value-type="string">
            <text:p>Action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Screen design using Tools</text:p>
          </table:table-cell>
          <table:table-cell table:style-name="ce17" table:number-columns-repeated="248"/>
          <table:table-cell table:number-columns-repeated="768"/>
        </table:table-row>
        <table:table-row table:style-name="ro14" table:number-rows-repeated="5">
          <table:table-cell table:number-columns-repeated="1024"/>
        </table:table-row>
        <table:table-row table:style-name="ro17" table:number-rows-repeated="5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9">
          <table:table-cell table:style-name="ce16" table:number-columns-repeated="256"/>
          <table:table-cell table:number-columns-repeated="768"/>
        </table:table-row>
        <table:table-row table:style-name="ro2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View 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number-columns-repeated="1022" table:default-cell-style-name="Default"/>
        <table:table-row table:style-name="ro2">
          <table:table-cell table:style-name="ce20" office:value-type="string">
            <text:p>Screen View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SubScreen View</text:p>
          </table:table-cell>
          <table:table-cell table:style-name="ce20" table:number-columns-repeated="1021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office:value-type="string">
            <text:p>Main Screen</text:p>
          </table:table-cell>
          <table:table-cell office:value-type="string">
            <text:p>Main enter screen</text:p>
          </table:table-cell>
          <table:table-cell table:number-columns-repeated="1022"/>
        </table:table-row>
        <table:table-row table:style-name="ro2">
          <table:table-cell office:value-type="string">
            <text:p>Mobile Registration Screen</text:p>
          </table:table-cell>
          <table:table-cell office:value-type="string">
            <text:p>Mobile registration screen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Server Registration Screen</text:p>
          </table:table-cell>
          <table:table-cell table:number-columns-repeated="1022"/>
        </table:table-row>
        <table:table-row table:style-name="ro2">
          <table:table-cell office:value-type="string">
            <text:p>Alert &amp; Notify Setting</text:p>
          </table:table-cell>
          <table:table-cell office:value-type="string">
            <text:p>Condition and alert channel sett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illing Management</text:p>
          </table:table-cell>
          <table:table-cell office:value-type="string">
            <text:p>Billing calculation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Report</text:p>
          </table:table-cell>
          <table:table-cell office:value-type="string">
            <text:p>Report and billing report</text:p>
          </table:table-cell>
          <table:table-cell office:value-type="string">
            <text:p>Usage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illing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ttack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Error report</text:p>
          </table:table-cell>
          <table:table-cell table:number-columns-repeated="1021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ler" table:style-name="ta1" table:print="false">
        <table:table-column table:style-name="co18" table:number-columns-repeated="1024" table:default-cell-style-name="Default"/>
        <table:table-row table:style-name="ro2">
          <table:table-cell/>
          <table:table-cell office:value-type="string">
            <text:p>Control for Service request and Service provid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uthenticate Services</text:p>
          </table:table-cell>
          <table:table-cell table:number-columns-repeated="1023"/>
        </table:table-row>
        <table:table-row table:style-name="ro2">
          <table:table-cell office:value-type="string">
            <text:p>Register Mobile Token</text:p>
          </table:table-cell>
          <table:table-cell table:number-columns-repeated="1023"/>
        </table:table-row>
        <table:table-row table:style-name="ro2">
          <table:table-cell office:value-type="string">
            <text:p>Report Service </text:p>
          </table:table-cell>
          <table:table-cell table:number-columns-repeated="1023"/>
        </table:table-row>
        <table:table-row table:style-name="ro2">
          <table:table-cell office:value-type="string">
            <text:p><text:s text:c="3"/>- Usage</text:p>
          </table:table-cell>
          <table:table-cell table:number-columns-repeated="1023"/>
        </table:table-row>
        <table:table-row table:style-name="ro2">
          <table:table-cell office:value-type="string">
            <text:p><text:s text:c="3"/>- Billing</text:p>
          </table:table-cell>
          <table:table-cell table:number-columns-repeated="1023"/>
        </table:table-row>
        <table:table-row table:style-name="ro2">
          <table:table-cell office:value-type="string">
            <text:p><text:s text:c="3"/>- Attack</text:p>
          </table:table-cell>
          <table:table-cell table:number-columns-repeated="102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Model" table:style-name="ta1" table:print="false">
        <table:table-column table:style-name="co19" table:number-columns-repeated="1024" table:default-cell-style-name="Default"/>
        <table:table-row table:style-name="ro4" table:number-rows-repeated="65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base Design" table:style-name="ta1" table:print="false">
        <table:table-column table:style-name="co20" table:number-columns-repeated="256" table:default-cell-style-name="Default"/>
        <table:table-row table:style-name="ro14">
          <table:table-cell table:style-name="ce21" office:value-type="string">
            <text:p>Type <text:s/>of Database</text:p>
          </table:table-cell>
          <table:table-cell table:style-name="ce22" office:value-type="string">
            <text:p>DB Name</text:p>
          </table:table-cell>
          <table:table-cell table:style-name="ce22" office:value-type="string">
            <text:p>Table </text:p>
          </table:table-cell>
          <table:table-cell table:style-name="ce22" office:value-type="string">
            <text:p>Field</text:p>
          </table:table-cell>
          <table:table-cell table:style-name="ce22" office:value-type="string">
            <text:p>Description</text:p>
          </table:table-cell>
          <table:table-cell table:style-name="ce22" table:number-columns-repeated="250"/>
          <table:table-cell table:style-name="ce23"/>
        </table:table-row>
        <table:table-row table:style-name="ro14">
          <table:table-cell office:value-type="string">
            <text:p>Persistent Storage</text:p>
          </table:table-cell>
          <table:table-cell table:number-columns-repeated="255"/>
        </table:table-row>
        <table:table-row table:style-name="ro14">
          <table:table-cell table:number-columns-repeated="256"/>
        </table:table-row>
        <table:table-row table:style-name="ro14">
          <table:table-cell office:value-type="string">
            <text:p>Serial Database</text:p>
          </table:table-cell>
          <table:table-cell table:number-columns-repeated="255"/>
        </table:table-row>
      </table:table>
      <table:table table:name="State Diagram" table:style-name="ta1" table:print="false">
        <table:table-column table:style-name="co21" table:number-columns-repeated="256" table:default-cell-style-name="ce6"/>
        <table:table-column table:style-name="co21" table:number-columns-repeated="768" table:default-cell-style-name="Default"/>
        <table:table-row table:style-name="ro21">
          <table:table-cell table:number-columns-repeated="3"/>
          <table:table-cell table:style-name="ce18" office:value-type="string">
            <text:p>State Diagram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5">
          <table:table-cell table:style-name="ce15" office:value-type="string">
            <text:p>State1</text:p>
          </table:table-cell>
          <table:table-cell table:style-name="ce17" office:value-type="string">
            <text:p>State2</text:p>
          </table:table-cell>
          <table:table-cell table:style-name="ce17" office:value-type="string">
            <text:p>State3</text:p>
          </table:table-cell>
          <table:table-cell table:style-name="ce17" office:value-type="string">
            <text:p>State 4</text:p>
          </table:table-cell>
          <table:table-cell table:style-name="ce17" office:value-type="string">
            <text:p>State 5</text:p>
          </table:table-cell>
          <table:table-cell table:style-name="ce17" office:value-type="string">
            <text:p>State 6</text:p>
          </table:table-cell>
          <table:table-cell table:style-name="ce17"/>
          <table:table-cell table:style-name="ce17" office:value-type="string">
            <text:p><text:s/></text:p>
          </table:table-cell>
          <table:table-cell table:style-name="ce17" table:number-columns-repeated="248"/>
          <table:table-cell table:number-columns-repeated="768"/>
        </table:table-row>
        <table:table-row table:style-name="ro14" table:number-rows-repeated="11">
          <table:table-cell table:number-columns-repeated="1024"/>
        </table:table-row>
        <table:table-row table:style-name="ro22">
          <table:table-cell office:value-type="string">
            <text:p>Argument <text:s text:c="2"/>Type :</text:p>
          </table:table-cell>
          <table:table-cell office:value-type="string">
            <text:p>1 <text:s/>Input for input screen</text:p>
          </table:table-cell>
          <table:table-cell table:number-columns-repeated="1022"/>
        </table:table-row>
        <table:table-row table:style-name="ro22">
          <table:table-cell office:value-type="string">
            <text:p><text:s/></text:p>
          </table:table-cell>
          <table:table-cell office:value-type="string">
            <text:p>2 Output for LCD,LED </text:p>
          </table:table-cell>
          <table:table-cell table:number-columns-repeated="1022"/>
        </table:table-row>
        <table:table-row table:style-name="ro23">
          <table:table-cell/>
          <table:table-cell office:value-type="string">
            <text:p>3 I/O Screen</text:p>
          </table:table-cell>
          <table:table-cell table:number-columns-repeated="1022"/>
        </table:table-row>
        <table:table-row table:style-name="ro22">
          <table:table-cell/>
          <table:table-cell office:value-type="string">
            <text:p>4 <text:s/>Alert screen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23">
          <table:table-cell office:value-type="string">
            <text:p>Notes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Business Logic Model" table:style-name="ta1" table:print="false">
        <table:table-column table:style-name="co5" table:default-cell-style-name="Default"/>
        <table:table-row table:style-name="ro1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0/17/2012</text:date>, <text:time>09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chai tos</meta:initial-creator>
    <meta:creation-date>2011-11-15T16:26:17</meta:creation-date>
    <dc:date>2012-10-17T09:48:55</dc:date>
    <dc:creator>wichai tos</dc:creator>
    <meta:editing-duration>P1DT18H25M12S</meta:editing-duration>
    <meta:editing-cycles>38</meta:editing-cycles>
    <meta:generator>OpenOffice.org/3.3$Unix OpenOffice.org_project/330m20$Build-9567</meta:generator>
    <meta:document-statistic meta:table-count="12" meta:cell-count="192" meta:object-count="0"/>
  </office:meta>
</office:document-meta>
</file>